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First_20_Page">
      <style:table-properties style:width="6.6951in" style:page-number="auto" table:align="margins"/>
    </style:style>
    <style:style style:name="Table1.A" style:family="table-column">
      <style:table-column-properties style:column-width="1.375in" style:rel-column-width="13459*"/>
    </style:style>
    <style:style style:name="Table1.B" style:family="table-column">
      <style:table-column-properties style:column-width="3.9306in" style:rel-column-width="38474*"/>
    </style:style>
    <style:style style:name="Table1.C" style:family="table-column">
      <style:table-column-properties style:column-width="1.3896in" style:rel-column-width="13602*"/>
    </style:style>
    <style:style style:name="Table1.1" style:family="table-row">
      <style:table-row-properties style:min-row-height="4.1188in"/>
    </style:style>
    <style:style style:name="Table1.A1" style:family="table-cell">
      <style:table-cell-properties fo:padding="0.0382in" fo:border="none"/>
    </style:style>
    <style:style style:name="Table1.2" style:family="table-row">
      <style:table-row-properties style:min-row-height="1.1861in"/>
    </style:style>
    <style:style style:name="Table1.3" style:family="table-row">
      <style:table-row-properties style:min-row-height="3.6951in"/>
    </style:style>
    <style:style style:name="Table1.4" style:family="table-row">
      <style:table-row-properties style:min-row-height="0.2854in"/>
    </style:style>
    <style:style style:name="Table1.5" style:family="table-row">
      <style:table-row-properties style:min-row-height="0.1563in"/>
    </style:style>
    <style:style style:name="P1" style:family="paragraph" style:parent-style-name="Table_20_Contents">
      <style:paragraph-properties fo:text-align="end" style:justify-single-word="false"/>
      <style:text-properties officeooo:paragraph-rsid="001ed406"/>
    </style:style>
    <style:style style:name="P2" style:family="paragraph" style:parent-style-name="Table_20_Contents">
      <style:text-properties fo:language="fr" fo:country="FR"/>
    </style:style>
    <style:style style:name="P3" style:family="paragraph" style:parent-style-name="Table_20_Contents">
      <style:text-properties fo:language="fr" fo:country="FR" officeooo:rsid="00116366" officeooo:paragraph-rsid="00116366"/>
    </style:style>
    <style:style style:name="P4" style:family="paragraph" style:parent-style-name="Table_20_Contents">
      <style:paragraph-properties fo:text-align="end" style:justify-single-word="false"/>
      <style:text-properties fo:language="fr" fo:country="FR" officeooo:paragraph-rsid="001a4015"/>
    </style:style>
    <style:style style:name="P5" style:family="paragraph" style:parent-style-name="Table_20_Contents">
      <style:paragraph-properties fo:text-align="end" style:justify-single-word="false"/>
      <style:text-properties fo:language="fr" fo:country="FR" officeooo:rsid="002388fa" officeooo:paragraph-rsid="002388fa"/>
    </style:style>
    <style:style style:name="P6" style:family="paragraph" style:parent-style-name="Footer">
      <style:paragraph-properties fo:text-align="end" style:justify-single-word="false"/>
      <style:text-properties officeooo:rsid="001a4015" officeooo:paragraph-rsid="001ed406"/>
    </style:style>
    <style:style style:name="P7" style:family="paragraph" style:parent-style-name="Standard">
      <style:text-properties officeooo:paragraph-rsid="001ed406"/>
    </style:style>
    <style:style style:name="P8" style:family="paragraph" style:parent-style-name="Title">
      <style:text-properties fo:language="fr" fo:country="FR" officeooo:rsid="00116366" officeooo:paragraph-rsid="00116366"/>
    </style:style>
    <style:style style:name="P9" style:family="paragraph" style:parent-style-name="Subtitle">
      <style:text-properties fo:language="fr" fo:country="FR" officeooo:rsid="00116366" officeooo:paragraph-rsid="00116366"/>
    </style:style>
    <style:style style:name="P10" style:family="paragraph" style:parent-style-name="Text_20_body">
      <style:text-properties officeooo:rsid="0012f3fd" officeooo:paragraph-rsid="0012f3fd"/>
    </style:style>
    <style:style style:name="P11" style:family="paragraph" style:parent-style-name="Text_20_body">
      <style:text-properties officeooo:rsid="0012f3fd" officeooo:paragraph-rsid="001f0b00"/>
    </style:style>
    <style:style style:name="P12" style:family="paragraph" style:parent-style-name="Text_20_body">
      <style:text-properties officeooo:rsid="00134fe2" officeooo:paragraph-rsid="00134fe2"/>
    </style:style>
    <style:style style:name="P13" style:family="paragraph" style:parent-style-name="Text_20_body">
      <style:text-properties officeooo:rsid="00143c94" officeooo:paragraph-rsid="00143c94"/>
    </style:style>
    <style:style style:name="P14" style:family="paragraph" style:parent-style-name="Text_20_body">
      <style:text-properties officeooo:rsid="001484a1" officeooo:paragraph-rsid="001484a1"/>
    </style:style>
    <style:style style:name="P15" style:family="paragraph" style:parent-style-name="Text_20_body">
      <style:text-properties officeooo:rsid="00149bfb" officeooo:paragraph-rsid="00149bfb"/>
    </style:style>
    <style:style style:name="P16" style:family="paragraph" style:parent-style-name="Text_20_body">
      <style:text-properties officeooo:rsid="0018028e" officeooo:paragraph-rsid="0018028e"/>
    </style:style>
    <style:style style:name="P17" style:family="paragraph" style:parent-style-name="Text_20_body">
      <style:text-properties fo:language="fr" fo:country="FR" officeooo:rsid="00116366" officeooo:paragraph-rsid="00116366"/>
    </style:style>
    <style:style style:name="P18" style:family="paragraph" style:parent-style-name="Text_20_body">
      <style:text-properties officeooo:rsid="001ba659" officeooo:paragraph-rsid="001ba659"/>
    </style:style>
    <style:style style:name="P19" style:family="paragraph" style:parent-style-name="Text_20_body">
      <style:text-properties fo:font-style="italic" officeooo:rsid="001c7032" officeooo:paragraph-rsid="001c7032" style:font-style-asian="italic" style:font-style-complex="italic"/>
    </style:style>
    <style:style style:name="P20" style:family="paragraph" style:parent-style-name="Text_20_body">
      <style:text-properties officeooo:rsid="001d3d17" officeooo:paragraph-rsid="001d3d17"/>
    </style:style>
    <style:style style:name="P21" style:family="paragraph" style:parent-style-name="Text_20_body">
      <style:text-properties officeooo:rsid="001d7cf1" officeooo:paragraph-rsid="001d7cf1"/>
    </style:style>
    <style:style style:name="P22" style:family="paragraph" style:parent-style-name="Text_20_body">
      <style:text-properties officeooo:rsid="001f0b00" officeooo:paragraph-rsid="001f0b00"/>
    </style:style>
    <style:style style:name="P23" style:family="paragraph" style:parent-style-name="Text_20_body">
      <style:text-properties fo:font-style="normal" officeooo:rsid="00149bfb" officeooo:paragraph-rsid="00149bfb" style:font-style-asian="normal" style:font-style-complex="normal"/>
    </style:style>
    <style:style style:name="P24" style:family="paragraph" style:parent-style-name="Text_20_body">
      <style:text-properties fo:font-style="normal" officeooo:rsid="001d3d17" officeooo:paragraph-rsid="001d3d17" style:font-style-asian="normal" style:font-style-complex="normal"/>
    </style:style>
    <style:style style:name="P25" style:family="paragraph" style:parent-style-name="Text_20_body">
      <style:text-properties fo:font-style="normal" officeooo:rsid="001d7cf1" officeooo:paragraph-rsid="001d7cf1" style:font-style-asian="normal" style:font-style-complex="normal"/>
    </style:style>
    <style:style style:name="P26" style:family="paragraph" style:parent-style-name="Text_20_body">
      <style:text-properties officeooo:rsid="0026e6ee" officeooo:paragraph-rsid="0026e6ee"/>
    </style:style>
    <style:style style:name="P27" style:family="paragraph" style:parent-style-name="Text_20_body">
      <style:text-properties officeooo:rsid="0029faba" officeooo:paragraph-rsid="0029faba"/>
    </style:style>
    <style:style style:name="P28" style:family="paragraph" style:parent-style-name="Text_20_body">
      <style:text-properties officeooo:rsid="002d7ed2" officeooo:paragraph-rsid="002d7ed2"/>
    </style:style>
    <style:style style:name="P29" style:family="paragraph" style:parent-style-name="Text_20_body">
      <style:paragraph-properties fo:background-color="transparent">
        <style:background-image/>
      </style:paragraph-properties>
      <style:text-properties style:use-window-font-color="true" fo:language="fr" fo:country="FR" officeooo:paragraph-rsid="001a4015"/>
    </style:style>
    <style:style style:name="P30" style:family="paragraph" style:parent-style-name="Code">
      <style:text-properties fo:font-size="10pt" style:font-size-asian="10pt" style:font-size-complex="10pt"/>
    </style:style>
    <style:style style:name="P31" style:family="paragraph" style:parent-style-name="Code">
      <style:text-properties fo:font-size="10pt" officeooo:paragraph-rsid="0015d0e7" style:font-size-asian="10pt" style:font-size-complex="10pt"/>
    </style:style>
    <style:style style:name="P32" style:family="paragraph" style:parent-style-name="Code">
      <style:text-properties fo:font-size="10pt" officeooo:paragraph-rsid="0016f490" style:font-size-asian="10pt" style:font-size-complex="10pt"/>
    </style:style>
    <style:style style:name="P33" style:family="paragraph" style:parent-style-name="Code">
      <style:text-properties fo:font-size="10pt" officeooo:rsid="001f0b00" officeooo:paragraph-rsid="001f0b00" style:font-size-asian="10pt" style:font-size-complex="10pt"/>
    </style:style>
    <style:style style:name="P34" style:family="paragraph" style:parent-style-name="Code">
      <style:text-properties officeooo:paragraph-rsid="002071a7"/>
    </style:style>
    <style:style style:name="P35" style:family="paragraph" style:parent-style-name="Code">
      <style:text-properties fo:color="#a39e64"/>
    </style:style>
    <style:style style:name="P36" style:family="paragraph" style:parent-style-name="Code">
      <style:text-properties fo:color="#a39e64" fo:font-size="10pt" style:font-size-asian="10pt"/>
    </style:style>
    <style:style style:name="P37" style:family="paragraph" style:parent-style-name="Code">
      <style:text-properties fo:color="#a39e64" fo:font-size="10pt" officeooo:paragraph-rsid="001f0b00" style:font-size-asian="10pt"/>
    </style:style>
    <style:style style:name="P38" style:family="paragraph" style:parent-style-name="Code">
      <style:text-properties fo:color="#eeeeee" style:font-name="DejaVu Sans Mono1" fo:font-size="10pt" fo:background-color="#1c1c1c" style:font-size-asian="10pt"/>
    </style:style>
    <style:style style:name="P39" style:family="paragraph" style:parent-style-name="Code">
      <style:text-properties fo:color="#a8b3ab"/>
    </style:style>
    <style:style style:name="P40" style:family="paragraph" style:parent-style-name="Code">
      <style:text-properties fo:color="#a8b3ab" officeooo:paragraph-rsid="002071a7"/>
    </style:style>
    <style:style style:name="P41" style:family="paragraph" style:parent-style-name="Code">
      <style:text-properties fo:color="#a8b3ab" fo:font-size="10pt" officeooo:paragraph-rsid="0015d0e7" style:font-size-asian="10pt" style:font-size-complex="10pt"/>
    </style:style>
    <style:style style:name="P42" style:family="paragraph" style:parent-style-name="Code">
      <style:text-properties fo:color="#ffffff"/>
    </style:style>
    <style:style style:name="P43" style:family="paragraph" style:parent-style-name="Code">
      <style:text-properties officeooo:rsid="0026e6ee" officeooo:paragraph-rsid="0026e6ee"/>
    </style:style>
    <style:style style:name="P44" style:family="paragraph" style:parent-style-name="Code">
      <style:text-properties officeooo:rsid="0029faba" officeooo:paragraph-rsid="0029faba"/>
    </style:style>
    <style:style style:name="P45" style:family="paragraph" style:parent-style-name="Code">
      <style:paragraph-properties fo:break-before="page"/>
      <style:text-properties fo:color="#a39e64" officeooo:paragraph-rsid="002071a7"/>
    </style:style>
    <style:style style:name="P46" style:family="paragraph" style:parent-style-name="Important">
      <style:text-properties fo:font-style="normal" style:font-style-asian="normal" style:font-style-complex="normal"/>
    </style:style>
    <style:style style:name="P47" style:family="paragraph" style:parent-style-name="Contents_20_1">
      <style:paragraph-properties>
        <style:tab-stops>
          <style:tab-stop style:position="6.6953in" style:type="right" style:leader-style="dotted" style:leader-text="."/>
        </style:tab-stops>
      </style:paragraph-properties>
    </style:style>
    <style:style style:name="P48" style:family="paragraph" style:parent-style-name="Contents_20_3">
      <style:paragraph-properties>
        <style:tab-stops>
          <style:tab-stop style:position="6.6953in" style:type="right" style:leader-style="dotted" style:leader-text="."/>
        </style:tab-stops>
      </style:paragraph-properties>
    </style:style>
    <style:style style:name="P49" style:family="paragraph" style:parent-style-name="Contents_20_2">
      <style:paragraph-properties>
        <style:tab-stops>
          <style:tab-stop style:position="6.6953in" style:type="right" style:leader-style="dotted" style:leader-text="."/>
        </style:tab-stops>
      </style:paragraph-properties>
    </style:style>
    <style:style style:name="P50" style:family="paragraph" style:parent-style-name="Text_20_body" style:list-style-name="L2">
      <style:text-properties officeooo:rsid="00134fe2" officeooo:paragraph-rsid="0012f3fd"/>
    </style:style>
    <style:style style:name="P51" style:family="paragraph" style:parent-style-name="Text_20_body" style:list-style-name="L2">
      <style:text-properties officeooo:rsid="00134fe2" officeooo:paragraph-rsid="00134fe2"/>
    </style:style>
    <style:style style:name="P52" style:family="paragraph" style:parent-style-name="Text_20_body" style:list-style-name="L3">
      <style:text-properties fo:font-style="normal" officeooo:rsid="001d3d17" officeooo:paragraph-rsid="001d3d17" style:font-style-asian="normal" style:font-style-complex="normal"/>
    </style:style>
    <style:style style:name="P53" style:family="paragraph" style:parent-style-name="Text_20_body">
      <style:text-properties officeooo:rsid="002f8423" officeooo:paragraph-rsid="002f8423"/>
    </style:style>
    <style:style style:name="P54" style:family="paragraph" style:parent-style-name="Heading_20_1">
      <style:paragraph-properties fo:break-before="page"/>
      <style:text-properties fo:language="fr" fo:country="FR" officeooo:rsid="00116366" officeooo:paragraph-rsid="00116366"/>
    </style:style>
    <style:style style:name="P55" style:family="paragraph" style:parent-style-name="Heading_20_1">
      <style:paragraph-properties fo:break-before="page"/>
      <style:text-properties officeooo:rsid="00134fe2" officeooo:paragraph-rsid="00134fe2"/>
    </style:style>
    <style:style style:name="P56" style:family="paragraph" style:parent-style-name="Heading_20_2">
      <style:text-properties officeooo:rsid="001f0b00" officeooo:paragraph-rsid="001f0b00"/>
    </style:style>
    <style:style style:name="P57" style:family="paragraph" style:parent-style-name="Heading_20_2">
      <style:text-properties officeooo:rsid="0026e6ee" officeooo:paragraph-rsid="0026e6ee"/>
    </style:style>
    <style:style style:name="P58" style:family="paragraph" style:parent-style-name="Heading_20_2">
      <style:text-properties officeooo:rsid="0012f3fd" officeooo:paragraph-rsid="0012f3fd"/>
    </style:style>
    <style:style style:name="P59" style:family="paragraph" style:parent-style-name="Heading_20_2">
      <style:text-properties officeooo:rsid="0029faba" officeooo:paragraph-rsid="0029faba"/>
    </style:style>
    <style:style style:name="P60" style:family="paragraph" style:parent-style-name="Heading_20_2">
      <style:text-properties officeooo:rsid="00143c94" officeooo:paragraph-rsid="00143c94"/>
    </style:style>
    <style:style style:name="P61" style:family="paragraph" style:parent-style-name="Heading_20_2">
      <style:text-properties officeooo:rsid="001484a1" officeooo:paragraph-rsid="001484a1"/>
    </style:style>
    <style:style style:name="P62" style:family="paragraph" style:parent-style-name="Heading_20_2" style:list-style-name="">
      <style:text-properties officeooo:rsid="00134fe2" officeooo:paragraph-rsid="00134fe2"/>
    </style:style>
    <style:style style:name="P63" style:family="paragraph" style:parent-style-name="Heading_20_2" style:list-style-name="">
      <style:text-properties officeooo:rsid="001a4015" officeooo:paragraph-rsid="001a4015"/>
    </style:style>
    <style:style style:name="P64" style:family="paragraph" style:parent-style-name="Heading_20_2">
      <style:paragraph-properties fo:break-before="page"/>
      <style:text-properties officeooo:rsid="00134fe2" officeooo:paragraph-rsid="00134fe2"/>
    </style:style>
    <style:style style:name="P65" style:family="paragraph" style:parent-style-name="Heading_20_2">
      <style:paragraph-properties fo:break-before="page"/>
      <style:text-properties officeooo:rsid="001a4015" officeooo:paragraph-rsid="001a4015"/>
    </style:style>
    <style:style style:name="P66" style:family="paragraph" style:parent-style-name="Heading_20_2">
      <style:paragraph-properties fo:break-before="page"/>
      <style:text-properties fo:font-style="normal" officeooo:rsid="001d7cf1" officeooo:paragraph-rsid="001d7cf1" style:font-style-asian="normal" style:font-style-complex="normal"/>
    </style:style>
    <style:style style:name="P67" style:family="paragraph" style:parent-style-name="Heading_20_3">
      <style:text-properties officeooo:rsid="0018028e" officeooo:paragraph-rsid="0018028e"/>
    </style:style>
    <style:style style:name="P68" style:family="paragraph" style:parent-style-name="Heading_20_3">
      <style:text-properties officeooo:rsid="00149bfb" officeooo:paragraph-rsid="00149bfb"/>
    </style:style>
    <style:style style:name="P69" style:family="paragraph" style:parent-style-name="Heading_20_3">
      <style:text-properties officeooo:rsid="0015d0e7" officeooo:paragraph-rsid="0015d0e7"/>
    </style:style>
    <style:style style:name="P70" style:family="paragraph" style:parent-style-name="Heading_20_3">
      <style:text-properties officeooo:rsid="001c7032" officeooo:paragraph-rsid="001c7032"/>
    </style:style>
    <style:style style:name="P71" style:family="paragraph" style:parent-style-name="Heading_20_3">
      <style:text-properties fo:font-style="normal" officeooo:rsid="001c7032" officeooo:paragraph-rsid="001c7032" style:font-style-asian="normal" style:font-style-complex="normal"/>
    </style:style>
    <style:style style:name="P72" style:family="paragraph" style:parent-style-name="Heading_20_3">
      <style:text-properties fo:font-style="normal" officeooo:rsid="001d3d17" officeooo:paragraph-rsid="001d3d17" style:font-style-asian="normal" style:font-style-complex="normal"/>
    </style:style>
    <style:style style:name="P73" style:family="paragraph" style:parent-style-name="Heading_20_3">
      <style:text-properties fo:font-style="normal" officeooo:rsid="001d7cf1" officeooo:paragraph-rsid="001d7cf1" style:font-style-asian="normal" style:font-style-complex="normal"/>
    </style:style>
    <style:style style:name="P74" style:family="paragraph" style:parent-style-name="Heading_20_3">
      <style:text-properties officeooo:rsid="002d7ed2" officeooo:paragraph-rsid="002d7ed2"/>
    </style:style>
    <style:style style:name="P75" style:family="paragraph" style:parent-style-name="Heading_20_3">
      <style:text-properties officeooo:rsid="002f8423" officeooo:paragraph-rsid="002f8423"/>
    </style:style>
    <style:style style:name="T1" style:family="text">
      <style:text-properties officeooo:rsid="0012f3fd"/>
    </style:style>
    <style:style style:name="T2" style:family="text">
      <style:text-properties fo:color="#ffffff"/>
    </style:style>
    <style:style style:name="T3" style:family="text">
      <style:text-properties fo:color="#ffffff" fo:font-size="10pt" style:font-size-asian="10pt"/>
    </style:style>
    <style:style style:name="T4" style:family="text">
      <style:text-properties officeooo:rsid="00133e13"/>
    </style:style>
    <style:style style:name="T5" style:family="text">
      <style:text-properties fo:color="#a39e64"/>
    </style:style>
    <style:style style:name="T6" style:family="text">
      <style:text-properties fo:color="#a39e64" fo:font-size="10pt" style:font-size-asian="10pt"/>
    </style:style>
    <style:style style:name="T7" style:family="text">
      <style:text-properties fo:color="#c23b00"/>
    </style:style>
    <style:style style:name="T8" style:family="text">
      <style:text-properties fo:color="#a8b3ab"/>
    </style:style>
    <style:style style:name="T9" style:family="text">
      <style:text-properties fo:color="#a8b3ab" fo:font-size="10pt" style:font-size-asian="10pt"/>
    </style:style>
    <style:style style:name="T10" style:family="text">
      <style:text-properties fo:color="#666c68"/>
    </style:style>
    <style:style style:name="T11" style:family="text">
      <style:text-properties fo:color="#666c68" fo:font-size="10pt" style:font-size-asian="10pt"/>
    </style:style>
    <style:style style:name="T12" style:family="text">
      <style:text-properties fo:color="#666c68" officeooo:rsid="00134fe2"/>
    </style:style>
    <style:style style:name="T13" style:family="text">
      <style:text-properties fo:color="#666c68" officeooo:rsid="00195203"/>
    </style:style>
    <style:style style:name="T14" style:family="text">
      <style:text-properties fo:color="#e98800"/>
    </style:style>
    <style:style style:name="T15" style:family="text">
      <style:text-properties fo:color="#e98800" fo:font-size="10pt" style:font-size-asian="10pt"/>
    </style:style>
    <style:style style:name="T16" style:family="text">
      <style:text-properties officeooo:rsid="00143c94"/>
    </style:style>
    <style:style style:name="T17" style:family="text">
      <style:text-properties fo:font-style="italic" style:font-style-asian="italic" style:font-style-complex="italic"/>
    </style:style>
    <style:style style:name="T18" style:family="text">
      <style:text-properties fo:font-style="italic" officeooo:rsid="0015d0e7"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5d0e7" style:font-style-asian="normal" style:font-style-complex="normal"/>
    </style:style>
    <style:style style:name="T21" style:family="text">
      <style:text-properties fo:font-style="normal" officeooo:rsid="001c7032" style:font-style-asian="normal" style:font-style-complex="normal"/>
    </style:style>
    <style:style style:name="T22" style:family="text">
      <style:text-properties fo:font-style="normal" officeooo:rsid="001d7cf1" style:font-style-asian="normal" style:font-style-complex="normal"/>
    </style:style>
    <style:style style:name="T23" style:family="text">
      <style:text-properties fo:font-style="normal" officeooo:rsid="00209c89" style:font-style-asian="normal" style:font-style-complex="normal"/>
    </style:style>
    <style:style style:name="T24" style:family="text">
      <style:text-properties officeooo:rsid="00194716"/>
    </style:style>
    <style:style style:name="T25" style:family="text">
      <style:text-properties officeooo:rsid="00195203"/>
    </style:style>
    <style:style style:name="T26" style:family="text">
      <style:text-properties style:use-window-font-color="true" officeooo:rsid="00195203"/>
    </style:style>
    <style:style style:name="T27" style:family="text">
      <style:text-properties officeooo:rsid="001a4015"/>
    </style:style>
    <style:style style:name="T28" style:family="text">
      <style:text-properties officeooo:rsid="001ba659"/>
    </style:style>
    <style:style style:name="T29" style:family="text">
      <style:text-properties officeooo:rsid="00258116"/>
    </style:style>
    <style:style style:name="T30" style:family="text">
      <style:text-properties officeooo:rsid="0028704b"/>
    </style:style>
    <style:style style:name="T31" style:family="text">
      <style:text-properties fo:color="#f8f8f8" style:font-name="DejaVu Sans Mono2" fo:font-size="10pt" style:font-size-asian="10pt"/>
    </style:style>
    <style:style style:name="T32" style:family="text">
      <style:text-properties fo:color="#fbde2d" style:font-name="DejaVu Sans Mono2" fo:font-size="10pt" style:font-size-asian="10pt"/>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Sebastien Klasa</text:p>
          </table:table-cell>
          <table:table-cell table:style-name="Table1.A1" office:value-type="string">
            <text:p text:style-name="P2"/>
          </table:table-cell>
          <table:table-cell table:style-name="Table1.A1" office:value-type="string">
            <text:p text:style-name="P2"/>
          </table:table-cell>
        </table:table-row>
        <table:table-row table:style-name="Table1.2">
          <table:table-cell table:style-name="Table1.A1" office:value-type="string">
            <text:p text:style-name="P2"/>
          </table:table-cell>
          <table:table-cell table:style-name="Table1.A1" office:value-type="string">
            <text:p text:style-name="P8">Glaw</text:p>
            <text:p text:style-name="P9">Documentation - Français</text:p>
          </table:table-cell>
          <table:table-cell table:style-name="Table1.A1" office:value-type="string">
            <text:p text:style-name="P2"/>
          </table:table-cell>
        </table:table-row>
        <table:table-row table:style-name="Table1.3">
          <table:table-cell table:style-name="Table1.A1" table:number-rows-spanned="3"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4">
          <table:covered-table-cell/>
          <table:table-cell table:style-name="Table1.A1" table:number-columns-spanned="2" office:value-type="string">
            <text:p text:style-name="P5">Version alpha 0.1.0</text:p>
          </table:table-cell>
          <table:covered-table-cell/>
        </table:table-row>
        <table:table-row table:style-name="Table1.5">
          <table:covered-table-cell/>
          <table:table-cell table:style-name="Table1.A1" table:number-columns-spanned="2" office:value-type="string">
            <text:p text:style-name="P4"><text:span text:style-name="T27">Dernière modification le </text:span><text:span text:style-name="T27"><text:date style:data-style-name="N37" text:date-value="2015-02-11T00:11:06.637970949" text:fixed="true">11/02/15</text:date></text:span></text:p>
          </table:table-cell>
          <table:covered-table-cell/>
        </table:table-row>
      </table:table>
      <text:table-of-content text:style-name="Sect1" text:name="Table of Contents1">
        <text:table-of-content-source text:outline-level="10" text:relative-tab-stop-position="fals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ommaire</text:p>
          </text:index-title>
          <text:p text:style-name="P47"><text:a xlink:type="simple" xlink:href="#__RefHeading__1255_755171073" text:style-name="Index_20_Link" text:visited-style-name="Index_20_Link">Introduction<text:tab/>3</text:a></text:p>
          <text:p text:style-name="P49"><text:a xlink:type="simple" xlink:href="#__RefHeading__1639_755171073" text:style-name="Index_20_Link" text:visited-style-name="Index_20_Link">Installation<text:tab/>3</text:a></text:p>
          <text:p text:style-name="P49"><text:a xlink:type="simple" xlink:href="#__RefHeading__1426_1586794532" text:style-name="Index_20_Link" text:visited-style-name="Index_20_Link">Mise à jour<text:tab/>3</text:a></text:p>
          <text:p text:style-name="P49"><text:a xlink:type="simple" xlink:href="#__RefHeading__1257_755171073" text:style-name="Index_20_Link" text:visited-style-name="Index_20_Link">Préparation<text:tab/>3</text:a></text:p>
          <text:p text:style-name="P49"><text:a xlink:type="simple" xlink:href="#__RefHeading__1447_1586794532" text:style-name="Index_20_Link" text:visited-style-name="Index_20_Link">Makefile<text:tab/>3</text:a></text:p>
          <text:p text:style-name="P49"><text:a xlink:type="simple" xlink:href="#__RefHeading__1259_755171073" text:style-name="Index_20_Link" text:visited-style-name="Index_20_Link">Code source minimal<text:tab/>3</text:a></text:p>
          <text:p text:style-name="P47"><text:a xlink:type="simple" xlink:href="#__RefHeading__1261_755171073" text:style-name="Index_20_Link" text:visited-style-name="Index_20_Link">L'affichage<text:tab/>7</text:a></text:p>
          <text:p text:style-name="P49"><text:a xlink:type="simple" xlink:href="#__RefHeading__1263_755171073" text:style-name="Index_20_Link" text:visited-style-name="Index_20_Link">La structure Vector<text:tab/>7</text:a></text:p>
          <text:p text:style-name="P49"><text:a xlink:type="simple" xlink:href="#__RefHeading__1265_755171073" text:style-name="Index_20_Link" text:visited-style-name="Index_20_Link">La structure Color<text:tab/>7</text:a></text:p>
          <text:p text:style-name="P49"><text:a xlink:type="simple" xlink:href="#__RefHeading__1267_755171073" text:style-name="Index_20_Link" text:visited-style-name="Index_20_Link">La classe Triangle<text:tab/>8</text:a></text:p>
          <text:p text:style-name="P48"><text:a xlink:type="simple" xlink:href="#__RefHeading__1269_755171073" text:style-name="Index_20_Link" text:visited-style-name="Index_20_Link">Coordonnées<text:tab/>8</text:a></text:p>
          <text:p text:style-name="P48"><text:a xlink:type="simple" xlink:href="#__RefHeading__1271_755171073" text:style-name="Index_20_Link" text:visited-style-name="Index_20_Link">Déclaration<text:tab/>8</text:a></text:p>
          <text:p text:style-name="P48"><text:a xlink:type="simple" xlink:href="#__RefHeading__1273_755171073" text:style-name="Index_20_Link" text:visited-style-name="Index_20_Link">Initialisation<text:tab/>8</text:a></text:p>
          <text:p text:style-name="P48"><text:a xlink:type="simple" xlink:href="#__RefHeading__1383_755171073" text:style-name="Index_20_Link" text:visited-style-name="Index_20_Link">Affichage<text:tab/>8</text:a></text:p>
          <text:p text:style-name="P49"><text:a xlink:type="simple" xlink:href="#__RefHeading__1277_755171073" text:style-name="Index_20_Link" text:visited-style-name="Index_20_Link">La classe Object<text:tab/>9</text:a></text:p>
          <text:p text:style-name="P48"><text:a xlink:type="simple" xlink:href="#__RefHeading__1434_755171073" text:style-name="Index_20_Link" text:visited-style-name="Index_20_Link">Déclaration<text:tab/>9</text:a></text:p>
          <text:p text:style-name="P48"><text:a xlink:type="simple" xlink:href="#__RefHeading__1436_755171073" text:style-name="Index_20_Link" text:visited-style-name="Index_20_Link">Affichage<text:tab/>9</text:a></text:p>
          <text:p text:style-name="P48"><text:a xlink:type="simple" xlink:href="#__RefHeading__1600_755171073" text:style-name="Index_20_Link" text:visited-style-name="Index_20_Link">Ajout de Triangles<text:tab/>9</text:a></text:p>
          <text:p text:style-name="P48"><text:a xlink:type="simple" xlink:href="#__RefHeading__1602_755171073" text:style-name="Index_20_Link" text:visited-style-name="Index_20_Link">Suppression de Triangles<text:tab/>9</text:a></text:p>
          <text:p text:style-name="P49"><text:a xlink:type="simple" xlink:href="#__RefHeading__1604_755171073" text:style-name="Index_20_Link" text:visited-style-name="Index_20_Link">Transformations<text:tab/>10</text:a></text:p>
          <text:p text:style-name="P48"><text:a xlink:type="simple" xlink:href="#__RefHeading__1606_755171073" text:style-name="Index_20_Link" text:visited-style-name="Index_20_Link">Translations<text:tab/>10</text:a></text:p>
          <text:p text:style-name="P48"><text:a xlink:type="simple" xlink:href="#__RefHeading__1608_755171073" text:style-name="Index_20_Link" text:visited-style-name="Index_20_Link">Rotations<text:tab/>10</text:a></text:p>
          <text:p text:style-name="P48"><text:a xlink:type="simple" xlink:href="#__RefHeading__1469_1973878096" text:style-name="Index_20_Link" text:visited-style-name="Index_20_Link">Reset<text:tab/>10</text:a></text:p>
        </text:index-body>
      </text:table-of-content>
      <text:p text:style-name="P29"/>
      <text:h text:style-name="P54" text:outline-level="1"><text:bookmark-start text:name="__RefHeading__1255_755171073"/>Introduction<text:bookmark-end text:name="__RefHeading__1255_755171073"/></text:h>
      <text:p text:style-name="P17">Glaw est une librairie écrite en C++ visant à simplifier la création d'interfaces graphiques dans ce langage. Les outils utilisés par cette <text:span text:style-name="T1">librairies</text:span> sont la SDL et OpenGL. La SDL pour l'ouverture de la fenêtre et la gestion des <text:span text:style-name="T1">événements</text:span> (clavier, souris) et OpenGL pour dessiner dans cette fenêtre.</text:p>
      <text:p text:style-name="Important">Glaw est actuellement en version alpha et peut être utilisé sous Linux.<text:line-break/>Son fonctionnement sous Windows n'est pa<text:span text:style-name="T29">s</text:span> garenti.</text:p>
      <text:h text:style-name="P56" text:outline-level="2"><text:bookmark-start text:name="__RefHeading__1639_755171073"/>Installation<text:bookmark-end text:name="__RefHeading__1639_755171073"/></text:h>
      <text:p text:style-name="P22">L'installation de Glaw se fait via git en copiant le repository dans le dossier de votre programme.</text:p>
      <text:p text:style-name="P33">git clone https://github.com/skeggib/Glaw</text:p>
      <text:p text:style-name="P22">Le fichier <text:span text:style-name="T17">hpp </text:span><text:span text:style-name="T19">à inclure est donc :</text:span></text:p>
      <text:p text:style-name="P36">#include "Glaw/glaw.hpp"</text:p>
      <text:h text:style-name="P57" text:outline-level="2"><text:bookmark-start text:name="__RefHeading__1426_1586794532"/>Mise à jour<text:bookmark-end text:name="__RefHeading__1426_1586794532"/></text:h>
      <text:p text:style-name="P26">La mise à jour de Glaw se fait en se plaçant dans son dossier et <text:span text:style-name="T30">exécutant</text:span> la commande :</text:p>
      <text:p text:style-name="P43">git pull</text:p>
      <text:h text:style-name="P58" text:outline-level="2"><text:bookmark-start text:name="__RefHeading__1257_755171073"/>Préparation<text:bookmark-end text:name="__RefHeading__1257_755171073"/></text:h>
      <text:p text:style-name="P10">Tout d’abord assurez vous d'avoir bien installé la version de la SDL pour développeurs, pour cela :</text:p>
      <text:p text:style-name="P11">Sous Ubuntu : </text:p>
      <text:p text:style-name="P38">sudo apt-get install libsdl1.2-dev</text:p>
      <text:h text:style-name="P59" text:outline-level="2"><text:bookmark-start text:name="__RefHeading__1447_1586794532"/>Makefile<text:bookmark-end text:name="__RefHeading__1447_1586794532"/></text:h>
      <text:p text:style-name="P27">Il faut ajouter les fichiers de Glaw dans le Makefile, pour cela, ajoutez les chemins dans la variable SRC :</text:p>
      <text:p text:style-name="P44">&lt;cheminDeGlaw&gt;/Glaw/glaw.hpp </text:p>
      <text:p text:style-name="P44">&lt;cheminDeGlaw&gt;/Glaw/src/*.hpp </text:p>
      <text:p text:style-name="P44">&lt;cheminDeGlaw&gt;/Glaw/src/*.cpp </text:p>
      <text:p text:style-name="P44">&lt;cheminDeGlaw&gt;/Glaw/src/events/*</text:p>
      <text:h text:style-name="P58" text:outline-level="2"><text:bookmark-start text:name="__RefHeading__1259_755171073"/>Code source minimal<text:bookmark-end text:name="__RefHeading__1259_755171073"/></text:h>
      <text:p text:style-name="P10">Voici la code source minimal pour un programme, <text:span text:style-name="T4">il comprend :</text:span></text:p>
      <text:list xml:id="list5205009417596529864" text:style-name="L2">
        <text:list-item>
          <text:p text:style-name="P50">L'initialisation des variables nécessaires</text:p>
        </text:list-item>
        <text:list-item>
          <text:p text:style-name="P51">L'initialisation de la SDL et d'OpenGL</text:p>
        </text:list-item>
        <text:list-item>
          <text:p text:style-name="P51">L'ouverture d'u<text:span text:style-name="T24">n</text:span>e fenêtre</text:p>
        </text:list-item>
        <text:list-item>
          <text:p text:style-name="P51">Une boucle principale minimale</text:p>
        </text:list-item>
        <text:list-item>
          <text:p text:style-name="P51"><text:soft-page-break/>La fermeture de la SDL</text:p>
        </text:list-item>
      </text:list>
      <text:p text:style-name="P45">#include &lt;iostream&gt;</text:p>
      <text:p text:style-name="P34"/>
      <text:p text:style-name="P35">#include &lt;SDL/SDL.h&gt;</text:p>
      <text:p text:style-name="P35">#include &lt;GL/gl.h&gt;</text:p>
      <text:p text:style-name="P35">#include &lt;GL/glu.h&gt;</text:p>
      <text:p text:style-name="Code"/>
      <text:p text:style-name="P37">#include "Glaw/glaw.hpp"</text:p>
      <text:p text:style-name="Code"/>
      <text:p text:style-name="Code"><text:span text:style-name="T7">using</text:span><text:span text:style-name="T2"> </text:span><text:span text:style-name="T7">namespace</text:span><text:span text:style-name="T2"> std</text:span><text:span text:style-name="T8">;</text:span></text:p>
      <text:p text:style-name="Code"/>
      <text:p text:style-name="P35">#define MULTISAMPLING true</text:p>
      <text:p text:style-name="Code"/>
      <text:p text:style-name="Code"><text:span text:style-name="T5">int</text:span><text:span text:style-name="T2"> main</text:span><text:span text:style-name="T8">()</text:span></text:p>
      <text:p text:style-name="P40">{</text:p>
      <text:p text:style-name="P34"><text:span text:style-name="T2"><text:s text:c="4"/></text:span><text:span text:style-name="T10">/* Variables */</text:span></text:p>
      <text:p text:style-name="Code"/>
      <text:p text:style-name="Code"><text:span text:style-name="T2"><text:s text:c="4"/></text:span><text:span text:style-name="T5">bool</text:span><text:span text:style-name="T2"> run </text:span><text:span text:style-name="T8">=</text:span><text:span text:style-name="T2"> </text:span><text:span text:style-name="T7">true</text:span><text:span text:style-name="T8">;</text:span></text:p>
      <text:p text:style-name="Code"><text:span text:style-name="T2"><text:s text:c="4"/>SDL_Surface </text:span><text:span text:style-name="T8">*</text:span><text:span text:style-name="T2">window</text:span><text:span text:style-name="T8">;</text:span><text:span text:style-name="T2"> </text:span><text:span text:style-name="T10">// </text:span><text:span text:style-name="T12">Fenêtre</text:span></text:p>
      <text:p text:style-name="P42"/>
      <text:p text:style-name="Code"><text:span text:style-name="T2"><text:s text:c="4"/>Input input</text:span><text:span text:style-name="T8">;</text:span><text:span text:style-name="T2"> </text:span><text:span text:style-name="T10">// Contient l'état de tout les </text:span><text:span text:style-name="T12">événements</text:span><text:span text:style-name="T10"> SDL</text:span></text:p>
      <text:p text:style-name="Code"><text:span text:style-name="T2"><text:s text:c="4"/>memset</text:span><text:span text:style-name="T8">(&amp;</text:span><text:span text:style-name="T2">input</text:span><text:span text:style-name="T8">,</text:span><text:span text:style-name="T2"> </text:span><text:span text:style-name="T14">0</text:span><text:span text:style-name="T8">,</text:span><text:span text:style-name="T2"> </text:span><text:span text:style-name="T7">sizeof</text:span><text:span text:style-name="T8">(</text:span><text:span text:style-name="T2">input</text:span><text:span text:style-name="T8">));</text:span><text:span text:style-name="T2"> </text:span><text:span text:style-name="T10">// Initialise les </text:span><text:span text:style-name="T12">événements</text:span></text:p>
      <text:p text:style-name="Code"/>
      <text:p text:style-name="Code"><text:span text:style-name="T2"><text:s text:c="4"/></text:span><text:span text:style-name="T3">Vector windowSize</text:span><text:span text:style-name="T9">(</text:span><text:span text:style-name="T15">800</text:span><text:span text:style-name="T9">,</text:span><text:span text:style-name="T3"> </text:span><text:span text:style-name="T15">600</text:span><text:span text:style-name="T9">);</text:span><text:span text:style-name="T3"> </text:span><text:span text:style-name="T11">// Taille de la fenêtre</text:span></text:p>
      <text:p text:style-name="Code"/>
      <text:p text:style-name="Code"><text:span text:style-name="T2"><text:s text:c="4"/></text:span><text:span text:style-name="T10">/* Initialisation */</text:span></text:p>
      <text:p text:style-name="Code"/>
      <text:p text:style-name="Code"><text:span text:style-name="T2"><text:s text:c="4"/>SDL_Init</text:span><text:span text:style-name="T8">(</text:span><text:span text:style-name="T2">SDL_INIT_VIDEO</text:span><text:span text:style-name="T8">);</text:span></text:p>
      <text:p text:style-name="Code"/>
      <text:p text:style-name="Code"><text:span text:style-name="T2"><text:s text:c="4"/></text:span><text:span text:style-name="T10">// Si MULTISAMPLING est égal à true</text:span></text:p>
      <text:p text:style-name="Code"><text:span text:style-name="T2"><text:s text:c="4"/></text:span><text:span text:style-name="T10">// on initialise l'anti-crénelage</text:span></text:p>
      <text:p text:style-name="Code"><text:span text:style-name="T2"><text:s text:c="4"/></text:span><text:span text:style-name="T7">if</text:span><text:span text:style-name="T2"> </text:span><text:span text:style-name="T8">(</text:span><text:span text:style-name="T2">MULTISAMPLING</text:span><text:span text:style-name="T8">)</text:span></text:p>
      <text:p text:style-name="Code"><text:span text:style-name="T2"><text:s text:c="4"/></text:span><text:span text:style-name="T8">{</text:span></text:p>
      <text:p text:style-name="Code"><text:span text:style-name="T2"><text:s text:c="8"/>SDL_GL_SetAttribute</text:span><text:span text:style-name="T8">(</text:span><text:span text:style-name="T2">SDL_GL_MULTISAMPLEBUFFERS</text:span><text:span text:style-name="T8">,</text:span><text:span text:style-name="T2"> </text:span><text:span text:style-name="T14">1</text:span><text:span text:style-name="T8">);</text:span></text:p>
      <text:p text:style-name="Code"><text:span text:style-name="T2"><text:s text:c="8"/>SDL_GL_SetAttribute</text:span><text:span text:style-name="T8">(</text:span><text:span text:style-name="T2">SDL_GL_MULTISAMPLESAMPLES</text:span><text:span text:style-name="T8">,</text:span><text:span text:style-name="T2"> </text:span><text:span text:style-name="T14">8</text:span><text:span text:style-name="T8">);</text:span></text:p>
      <text:p text:style-name="Code"><text:span text:style-name="T2"><text:s text:c="8"/>glEnable</text:span><text:span text:style-name="T8">(</text:span><text:span text:style-name="T2">GL_MULTISAMPLE</text:span><text:span text:style-name="T8">);</text:span></text:p>
      <text:p text:style-name="Code"><text:span text:style-name="T2"><text:s text:c="8"/>glHint</text:span><text:span text:style-name="T8">(</text:span><text:span text:style-name="T2">GL_LINE_SMOOTH_HINT</text:span><text:span text:style-name="T8">,</text:span><text:span text:style-name="T2"> GL_NICEST </text:span><text:span text:style-name="T8">);</text:span></text:p>
      <text:p text:style-name="Code"><text:span text:style-name="T2"><text:s text:c="8"/>glHint</text:span><text:span text:style-name="T8">(</text:span><text:span text:style-name="T2">GL_POLYGON_SMOOTH_HINT</text:span><text:span text:style-name="T8">,</text:span><text:span text:style-name="T2"> GL_NICEST </text:span><text:span text:style-name="T8">);</text:span></text:p>
      <text:p text:style-name="Code"><text:span text:style-name="T2"><text:s text:c="8"/>glEnable</text:span><text:span text:style-name="T8">(</text:span><text:span text:style-name="T2">GL_LINE_SMOOTH</text:span><text:span text:style-name="T8">);</text:span></text:p>
      <text:p text:style-name="Code"><text:span text:style-name="T2"><text:s text:c="8"/>glEnable</text:span><text:span text:style-name="T8">(</text:span><text:span text:style-name="T2">GL_POLYGON_SMOOTH</text:span><text:span text:style-name="T8">);</text:span></text:p>
      <text:p text:style-name="Code"><text:span text:style-name="T2"><text:s text:c="4"/></text:span><text:span text:style-name="T8">}</text:span></text:p>
      <text:p text:style-name="Code"/>
      <text:p text:style-name="Code"><text:span text:style-name="T2"><text:s text:c="4"/></text:span><text:span text:style-name="T10">// Ouverture d'une fenêtre</text:span></text:p>
      <text:p text:style-name="Code"><text:span text:style-name="T2"><text:s text:c="4"/>window </text:span><text:span text:style-name="T8">=</text:span><text:span text:style-name="T2"> SDL_SetVideoMode</text:span><text:span text:style-name="T8">(</text:span><text:span text:style-name="T2">windowSize</text:span><text:span text:style-name="T8">.</text:span><text:span text:style-name="T2">x</text:span><text:span text:style-name="T8">,</text:span><text:span text:style-name="T2"> windowSize</text:span><text:span text:style-name="T8">.</text:span><text:span text:style-name="T2">y</text:span><text:span text:style-name="T8">,</text:span><text:span text:style-name="T2"> </text:span><text:span text:style-name="T14">32</text:span><text:span text:style-name="T8">,</text:span><text:span text:style-name="T2"> SDL_OPENGL</text:span><text:span text:style-name="T8">);</text:span></text:p>
      <text:p text:style-name="Code"/>
      <text:p text:style-name="Code"><text:span text:style-name="T2"><text:s text:c="4"/></text:span><text:span text:style-name="T10">/* Boucle principale */</text:span></text:p>
      <text:p text:style-name="Code"/>
      <text:p text:style-name="Code"><text:span text:style-name="T2"><text:s text:c="4"/></text:span><text:span text:style-name="T7">while</text:span><text:span text:style-name="T2"> </text:span><text:span text:style-name="T8">(</text:span><text:span text:style-name="T2">run</text:span><text:span text:style-name="T8">)</text:span></text:p>
      <text:p text:style-name="Code"><text:span text:style-name="T2"><text:s text:c="4"/></text:span><text:span text:style-name="T8">{</text:span></text:p>
      <text:p text:style-name="Code"><text:span text:style-name="T2"><text:s text:c="8"/>updateEvents</text:span><text:span text:style-name="T8">(&amp;</text:span><text:span text:style-name="T2">input</text:span><text:span text:style-name="T8">);</text:span><text:span text:style-name="T2"> </text:span><text:span text:style-name="T10">// Actualisation des </text:span><text:span text:style-name="T12">événements</text:span></text:p>
      <text:p text:style-name="Code"/>
      <text:p text:style-name="Code"><text:span text:style-name="T2"><text:s text:c="8"/></text:span><text:span text:style-name="T10">// Si on appui sur la touche échap ou sur la croix</text:span></text:p>
      <text:p text:style-name="Code"><text:span text:style-name="T2"><text:s text:c="8"/></text:span><text:span text:style-name="T7">if</text:span><text:span text:style-name="T2"> </text:span><text:span text:style-name="T8">(</text:span><text:span text:style-name="T2">input</text:span><text:span text:style-name="T8">.</text:span><text:span text:style-name="T2">key</text:span><text:span text:style-name="T8">[</text:span><text:span text:style-name="T2">SDLK_ESCAPE</text:span><text:span text:style-name="T8">]</text:span><text:span text:style-name="T2"> </text:span><text:span text:style-name="T8">||</text:span><text:span text:style-name="T2"> input</text:span><text:span text:style-name="T8">.</text:span><text:span text:style-name="T2">quit</text:span><text:span text:style-name="T8">)</text:span></text:p>
      <text:p text:style-name="Code"><text:span text:style-name="T2"><text:s text:c="12"/>run </text:span><text:span text:style-name="T8">=</text:span><text:span text:style-name="T2"> </text:span><text:span text:style-name="T7">false</text:span><text:span text:style-name="T8">;</text:span><text:span text:style-name="T2"> </text:span><text:span text:style-name="T10">// On sort de la boucle principale</text:span></text:p>
      <text:p text:style-name="Code"/>
      <text:p text:style-name="Code"><text:span text:style-name="T2"><text:s text:c="8"/></text:span><text:span text:style-name="T10">// On efface l'écran</text:span></text:p>
      <text:p text:style-name="Code"><text:span text:style-name="T2"><text:s text:c="8"/>glClear</text:span><text:span text:style-name="T8">(</text:span><text:span text:style-name="T2">GL_COLOR_BUFFER_BIT</text:span><text:span text:style-name="T8">);</text:span></text:p>
      <text:p text:style-name="Code"><text:span text:style-name="T2"><text:tab/><text:tab/>glBegin</text:span><text:span text:style-name="T8">(</text:span><text:span text:style-name="T2">GL_TRIANGLES</text:span><text:span text:style-name="T8">);</text:span></text:p>
      <text:p text:style-name="Code"/>
      <text:p text:style-name="Code"><text:soft-page-break/><text:span text:style-name="T2"><text:s text:c="12"/></text:span><text:span text:style-name="T10">// On dessine ici</text:span></text:p>
      <text:p text:style-name="Code"/>
      <text:p text:style-name="Code"><text:span text:style-name="T2"><text:tab/><text:tab/></text:span><text:span text:style-name="T10">// On affiche à l'écran ce que l'on vient de </text:span><text:span text:style-name="T12">dessiner</text:span></text:p>
      <text:p text:style-name="Code"><text:span text:style-name="T2"><text:tab/><text:tab/>glEnd</text:span><text:span text:style-name="T8">();</text:span></text:p>
      <text:p text:style-name="Code"><text:span text:style-name="T2"><text:s text:c="8"/>glFlush</text:span><text:span text:style-name="T8">();</text:span></text:p>
      <text:p text:style-name="Code"><text:span text:style-name="T2"><text:s text:c="8"/>SDL_GL_SwapBuffers</text:span><text:span text:style-name="T8">();</text:span></text:p>
      <text:p text:style-name="Code"><text:span text:style-name="T2"><text:s text:c="4"/></text:span><text:span text:style-name="T8">}</text:span></text:p>
      <text:p text:style-name="Code"/>
      <text:p text:style-name="Code"><text:span text:style-name="T2"><text:s text:c="4"/></text:span><text:span text:style-name="T10">/* Fermeture */</text:span></text:p>
      <text:p text:style-name="Code"/>
      <text:p text:style-name="Code"><text:span text:style-name="T2"><text:s text:c="4"/>SDL_Quit</text:span><text:span text:style-name="T8">();</text:span></text:p>
      <text:p text:style-name="Code"/>
      <text:p text:style-name="Code"><text:span text:style-name="T2"><text:s text:c="4"/></text:span><text:span text:style-name="T7">return</text:span><text:span text:style-name="T2"> </text:span><text:span text:style-name="T14">0</text:span><text:span text:style-name="T8">;</text:span></text:p>
      <text:p text:style-name="P39">}</text:p>
      <text:h text:style-name="P55" text:outline-level="1"><text:bookmark-start text:name="__RefHeading__1261_755171073"/>L'affichage<text:bookmark-end text:name="__RefHeading__1261_755171073"/></text:h>
      <text:p text:style-name="P12">Pour afficher des formes en OpenGL il faut le faire via des triangles, une forme complexe est donc un ensemble de triangles qui le forment. Pour organiser ces formes Glaw utilise des conteneurs : un conteneur est un objet qui contient des triangles pour pouvoir les afficher et modifier ensembles.</text:p>
      <text:h text:style-name="P60" text:outline-level="2"><text:bookmark-start text:name="__RefHeading__1263_755171073"/>La structure Vector<text:bookmark-end text:name="__RefHeading__1263_755171073"/></text:h>
      <text:p text:style-name="P13">Cette structure sert à définir un point sur l'écran, elle contient deux variables : x et y. <text:line-break/>Elle peut être initialisée et modifiée en accédant directement à ses variables :</text:p>
      <text:p text:style-name="P30"><text:span text:style-name="T2">Vector point</text:span><text:span text:style-name="T8">;</text:span></text:p>
      <text:p text:style-name="P30"/>
      <text:p text:style-name="P30"><text:span text:style-name="T2">point</text:span><text:span text:style-name="T8">.</text:span><text:span text:style-name="T2">x </text:span><text:span text:style-name="T8">=</text:span><text:span text:style-name="T2"> </text:span><text:span text:style-name="T14">50.7</text:span><text:span text:style-name="T8">;</text:span></text:p>
      <text:p text:style-name="P30"><text:span text:style-name="T2">point</text:span><text:span text:style-name="T8">.</text:span><text:span text:style-name="T2">y </text:span><text:span text:style-name="T8">=</text:span><text:span text:style-name="T2"> </text:span><text:span text:style-name="T14">12.2</text:span><text:span text:style-name="T8">;</text:span></text:p>
      <text:p text:style-name="P13">Mais aussi lors de sa déclaration :</text:p>
      <text:p text:style-name="P30"><text:span text:style-name="T2">Vector point</text:span><text:span text:style-name="T8">(</text:span><text:span text:style-name="T14">50.7</text:span><text:span text:style-name="T8">,</text:span><text:span text:style-name="T2"> </text:span><text:span text:style-name="T14">12.2</text:span><text:span text:style-name="T8">);</text:span></text:p>
      <text:h text:style-name="P61" text:outline-level="2"><text:bookmark-start text:name="__RefHeading__1265_755171073"/>La structure Color<text:bookmark-end text:name="__RefHeading__1265_755171073"/></text:h>
      <text:p text:style-name="P14">Cette structure permet de définir une couleur RGBA et contient les variables r, g, b et a.<text:line-break/>Comme Vector elle peut être <text:span text:style-name="T16">initialisée et modifiée </text:span>en accédant à ses variables mais aussi lors de sa déclaration.</text:p>
      <text:h text:style-name="P62" text:outline-level="2"/>
      <text:h text:style-name="P64" text:outline-level="2"><text:bookmark-start text:name="__RefHeading__1267_755171073"/>La class<text:span text:style-name="T28">e</text:span> Triangle<text:bookmark-end text:name="__RefHeading__1267_755171073"/></text:h>
      <text:p text:style-name="P13">Chaque triangle est défini par un objet de type Triangle, il peut être créé, utilisé et affiché de manières indépendante des conteneurs mais peut aussi être à l'intérieur de l'un d'eux.</text:p>
      <text:h text:style-name="P67" text:outline-level="3"><text:bookmark-start text:name="__RefHeading__1269_755171073"/>Coordonnées<text:bookmark-end text:name="__RefHeading__1269_755171073"/></text:h>
      <text:p text:style-name="P16">Les coordonnées du Triangle sont exprimées en pourcentage du conteneur dans lequel est le triangle. Si le Triangle n'est pas dans un conteneur, ses coordonnées seront un pourcentage de l<text:span text:style-name="T25">a fenêtre</text:span>. <text:span text:style-name="T17">Vector(0, 0)</text:span> sera donc le coin supérieur gauche de l<text:span text:style-name="T25">a fenêtre</text:span> et <text:span text:style-name="T17">Vector(100, 100)</text:span><text:span text:style-name="T19"> sera le coin inférieur droit.</text:span></text:p>
      <text:h text:style-name="P68" text:outline-level="3"><text:bookmark-start text:name="__RefHeading__1271_755171073"/>Déclaration<text:bookmark-end text:name="__RefHeading__1271_755171073"/></text:h>
      <text:p text:style-name="P13">On peut créer un Triangle de 3 <text:span text:style-name="T27">manière</text:span> différentes :</text:p>
      <text:p text:style-name="P30"><text:span text:style-name="T2">Triangle</text:span><text:span text:style-name="T8">();</text:span></text:p>
      <text:p text:style-name="P30"><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30"><text:span text:style-name="T2">Triangle</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p text:style-name="P14">La première créé un Triangle vierge, le deuxième un Triangle de couleur unie (<text:span text:style-name="T17">apex1</text:span>, <text:span text:style-name="T17">apex2</text:span> et <text:span text:style-name="T17">apex3</text:span> étant les trois sommets du triangle et <text:span text:style-name="T17">color</text:span><text:span text:style-name="T19"> sa couleur) et la troisième créé un Triangle avec une couleur par sommet (</text:span><text:span text:style-name="T17">color1</text:span><text:span text:style-name="T19"> est la couleur de </text:span><text:span text:style-name="T17">apex1</text:span><text:span text:style-name="T19"> etc...).</text:span></text:p>
      <text:p text:style-name="P23">Par exemple :</text:p>
      <text:p text:style-name="P30"><text:span text:style-name="T2">Vector a1</text:span><text:span text:style-name="T8">(</text:span><text:span text:style-name="T14">20</text:span><text:span text:style-name="T8">,</text:span><text:span text:style-name="T2"> </text:span><text:span text:style-name="T14">40</text:span><text:span text:style-name="T8">),</text:span><text:span text:style-name="T2"> a2</text:span><text:span text:style-name="T8">(</text:span><text:span text:style-name="T14">10</text:span><text:span text:style-name="T8">,</text:span><text:span text:style-name="T2"> </text:span><text:span text:style-name="T14">10</text:span><text:span text:style-name="T8">),</text:span><text:span text:style-name="T2"> a3</text:span><text:span text:style-name="T8">(</text:span><text:span text:style-name="T14">50.5</text:span><text:span text:style-name="T8">,</text:span><text:span text:style-name="T2"> </text:span><text:span text:style-name="T14">70</text:span><text:span text:style-name="T8">);</text:span></text:p>
      <text:p text:style-name="P30"><text:span text:style-name="T2">Color c1</text:span><text:span text:style-name="T8">(</text:span><text:span text:style-name="T14">255</text:span><text:span text:style-name="T8">,</text:span><text:span text:style-name="T2"> </text:span><text:span text:style-name="T14">180</text:span><text:span text:style-name="T8">,</text:span><text:span text:style-name="T2"> </text:span><text:span text:style-name="T14">40</text:span><text:span text:style-name="T8">,</text:span><text:span text:style-name="T2"> </text:span><text:span text:style-name="T14">255</text:span><text:span text:style-name="T8">);</text:span></text:p>
      <text:p text:style-name="P30"/>
      <text:p text:style-name="P30"><text:span text:style-name="T2">Triangle t1</text:span><text:span text:style-name="T8">(</text:span><text:span text:style-name="T2">a1</text:span><text:span text:style-name="T8">,</text:span><text:span text:style-name="T2"> a2</text:span><text:span text:style-name="T8">,</text:span><text:span text:style-name="T2"> a3</text:span><text:span text:style-name="T8">,</text:span><text:span text:style-name="T2"> c1</text:span><text:span text:style-name="T8">);</text:span></text:p>
      <text:h text:style-name="P68" text:outline-level="3"><text:bookmark-start text:name="__RefHeading__1273_755171073"/>Initialisation<text:bookmark-end text:name="__RefHeading__1273_755171073"/></text:h>
      <text:p text:style-name="P15">Un triangle peut être (ré)initialisé avec sa méthode <text:span text:style-name="T17">set() </text:span><text:span text:style-name="T19">:</text:span></text:p>
      <text:p text:style-name="P30"><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text:span><text:span text:style-name="T8">);</text:span></text:p>
      <text:p text:style-name="P30"><text:span text:style-name="T5">void</text:span><text:span text:style-name="T2"> set</text:span><text:span text:style-name="T8">(</text:span><text:span text:style-name="T2">Vector apex1</text:span><text:span text:style-name="T8">,</text:span><text:span text:style-name="T2"> Vector apex2</text:span><text:span text:style-name="T8">,</text:span><text:span text:style-name="T2"> Vector apex3</text:span><text:span text:style-name="T8">,</text:span><text:span text:style-name="T2"> Color color1</text:span><text:span text:style-name="T8">,</text:span><text:span text:style-name="T2"> Color color2</text:span><text:span text:style-name="T8">,</text:span><text:span text:style-name="T2"> Color color3</text:span><text:span text:style-name="T8">);</text:span></text:p>
      <text:h text:style-name="P69" text:outline-level="3"><text:bookmark-start text:name="__RefHeading__1385_755171073"/><text:bookmark-start text:name="__RefHeading__1383_755171073"/>Affichage<text:bookmark-end text:name="__RefHeading__1385_755171073"/><text:bookmark-end text:name="__RefHeading__1383_755171073"/></text:h>
      <text:p text:style-name="Text_20_body">Pour afficher un triangle, on appel la méthode draw() entre <text:span text:style-name="T18">glBegin et glEnd </text:span><text:span text:style-name="T20">:</text:span></text:p>
      <text:p text:style-name="P31"><text:span text:style-name="T2">glBegin</text:span><text:span text:style-name="T8">(</text:span><text:span text:style-name="T2">GL_TRIANGLES</text:span><text:span text:style-name="T8">);</text:span></text:p>
      <text:p text:style-name="P31"/>
      <text:p text:style-name="P32"><text:span text:style-name="T13"><text:s text:c="4"/></text:span><text:span text:style-name="T26">t1.draw();</text:span></text:p>
      <text:p text:style-name="P41"/>
      <text:p text:style-name="P30"><text:span text:style-name="T2">glEnd</text:span><text:span text:style-name="T8">();</text:span></text:p>
      <text:h text:style-name="P63" text:outline-level="2"/>
      <text:h text:style-name="P65" text:outline-level="2"><text:bookmark-start text:name="__RefHeading__1277_755171073"/>La classe Object<text:bookmark-end text:name="__RefHeading__1277_755171073"/></text:h>
      <text:p text:style-name="P18">La classe Object peut contenir des Triangles pour pouvoir les grouper et créer des formes.</text:p>
      <text:h text:style-name="P70" text:outline-level="3"><text:bookmark-start text:name="__RefHeading__1434_755171073"/>Déclaration<text:bookmark-end text:name="__RefHeading__1434_755171073"/></text:h>
      <text:p text:style-name="P30"><text:span text:style-name="T2">Object</text:span><text:span text:style-name="T8">();</text:span></text:p>
      <text:p text:style-name="P30"><text:span text:style-name="T2">Object</text:span><text:span text:style-name="T8">(</text:span><text:span text:style-name="T2">Vector pos</text:span><text:span text:style-name="T8">,</text:span><text:span text:style-name="T2"> Vector size</text:span><text:span text:style-name="T8">);</text:span></text:p>
      <text:p text:style-name="P19">pos<text:span text:style-name="T19"> étant la position de l'objet sur l'écran et </text:span>size<text:span text:style-name="T19"> sa taille en pourcentage de l'écran.</text:span></text:p>
      <text:h text:style-name="P71" text:outline-level="3"><text:bookmark-start text:name="__RefHeading__1436_755171073"/>Affichage<text:bookmark-end text:name="__RefHeading__1436_755171073"/></text:h>
      <text:p text:style-name="P20"><text:span text:style-name="T21">L</text:span><text:span text:style-name="T19">'affichage se fait de la même manière qu'avec les Triangles avec sa méthode </text:span><text:span text:style-name="T17">draw()</text:span><text:span text:style-name="T19">. Lors de l'affichage d'un Object, tout les Triangles qu'il contient sont affiché en fonction de la position et de la taille de l'Object.</text:span></text:p>
      <text:h text:style-name="P72" text:outline-level="3"><text:bookmark-start text:name="__RefHeading__1600_755171073"/>Ajout de Triangles<text:bookmark-end text:name="__RefHeading__1600_755171073"/></text:h>
      <text:p text:style-name="P24">Pour ajouter des Triangles à un Object, deux méthodes sont possibles :</text:p>
      <text:list xml:id="list3255603293679946022" text:style-name="L3">
        <text:list-item>
          <text:p text:style-name="P52">L'ajout d'un Triangle existant</text:p>
        </text:list-item>
        <text:list-item>
          <text:p text:style-name="P52">La création d'un nouveau Triangle en l’allouant dynamiquement</text:p>
        </text:list-item>
      </text:list>
      <text:p text:style-name="P20"><text:span text:style-name="T19">L'ajout d'un Triangle existant se fait avec la méthode </text:span><text:span text:style-name="T17">add() </text:span><text:span text:style-name="T19">:</text:span></text:p>
      <text:p text:style-name="Code"><text:span text:style-name="T6">void</text:span><text:span text:style-name="T3"> add</text:span><text:span text:style-name="T9">(</text:span><text:span text:style-name="T3">Triangle </text:span><text:span text:style-name="T9">*</text:span><text:span text:style-name="T3">t</text:span><text:span text:style-name="T9">);</text:span></text:p>
      <text:p text:style-name="P20"><text:span text:style-name="T19">Il faut passer en paramètre l'adresse du triangle que l'on veut </text:span><text:span text:style-name="T22">ajouter.</text:span></text:p>
      <text:p text:style-name="P25">Pour créer un Triangle dans l'Object :</text:p>
      <text:p text:style-name="Code"><text:span text:style-name="T3">Triangle</text:span><text:span text:style-name="T9">*</text:span><text:span text:style-name="T3"> create</text:span><text:span text:style-name="T9">(</text:span><text:span text:style-name="T3">Triangle t</text:span><text:span text:style-name="T9">);</text:span></text:p>
      <text:p text:style-name="P25">Le Triangle est alloué dynamiquement et ajouté à l'Object. La méthode renvoi l'adresse du Triangle créé.</text:p>
      <text:p text:style-name="P46">Il faut bien comprendre que seules les adresses des Triangles sont ajoutés à l'Object, donc si un Triangle que l'on a ajouté est modifié après, cette modification sera visible lors de l'affichage.</text:p>
      <text:h text:style-name="P73" text:outline-level="3"><text:bookmark-start text:name="__RefHeading__1602_755171073"/>Suppression de Triangles<text:bookmark-end text:name="__RefHeading__1602_755171073"/></text:h>
      <text:p text:style-name="P21"><text:span text:style-name="T19">Pour supprimer un Triangle d'un Object il suffit d'appeler la méthode </text:span><text:span text:style-name="T17">rem()</text:span><text:span text:style-name="T19"> de cet Object en lui passant l'adresse du Triangle en paramètre.</text:span></text:p>
      <text:p text:style-name="Code"><text:span text:style-name="T6">void</text:span><text:span text:style-name="T3"> rem</text:span><text:span text:style-name="T9">(</text:span><text:span text:style-name="T3">Triangle </text:span><text:span text:style-name="T9">*</text:span><text:span text:style-name="T3">t</text:span><text:span text:style-name="T9">);</text:span></text:p>
      <text:h text:style-name="P75" text:outline-level="3">Copie</text:h>
      <text:p text:style-name="P53">Il est impossible de copier un Object dans un autre en faisant :</text:p>
      <text:p text:style-name="Code"><text:span text:style-name="T31">obj1 </text:span><text:span text:style-name="T32">=</text:span><text:span text:style-name="T31"> obj2</text:span><text:span text:style-name="T32">;</text:span></text:p>
      <text:p text:style-name="P53">Pour faire un copie il faut utiliser la méthode <text:span text:style-name="T17">copy() </text:span><text:span text:style-name="T19">:</text:span></text:p>
      <text:p text:style-name="Code"><text:span text:style-name="T31">obj1</text:span><text:span text:style-name="T32">.</text:span><text:span text:style-name="T31">copy</text:span><text:span text:style-name="T32">(</text:span><text:span text:style-name="T31">obj2</text:span><text:span text:style-name="T32">);</text:span></text:p>
      <text:p text:style-name="P53"><text:soft-page-break/><text:span text:style-name="T19">Cette méthode obj2 (dans son état actuel) vers obj1 ?</text:span></text:p>
      <text:h text:style-name="P66" text:outline-level="2"><text:bookmark-start text:name="__RefHeading__1604_755171073"/>Transformations<text:bookmark-end text:name="__RefHeading__1604_755171073"/></text:h>
      <text:h text:style-name="P73" text:outline-level="3"><text:bookmark-start text:name="__RefHeading__1606_755171073"/>Translations<text:bookmark-end text:name="__RefHeading__1606_755171073"/></text:h>
      <text:p text:style-name="P21"><text:span text:style-name="T19">La translation des Triangles peut se faire avec la méthode </text:span><text:span text:style-name="T17">translate()</text:span><text:span text:style-name="T19"> en passant en paramètre un Vector ou deux variables </text:span><text:span text:style-name="T17">x</text:span><text:span text:style-name="T19"> et </text:span><text:span text:style-name="T17">y </text:span><text:span text:style-name="T19">:</text:span></text:p>
      <text:p text:style-name="Code"><text:span text:style-name="T6">void</text:span><text:span text:style-name="T3"> translate</text:span><text:span text:style-name="T9">(</text:span><text:span text:style-name="T3">Vector a</text:span><text:span text:style-name="T9">);</text:span></text:p>
      <text:p text:style-name="Code"><text:span text:style-name="T6">void</text:span><text:span text:style-name="T3"> translate</text:span><text:span text:style-name="T9">(</text:span><text:span text:style-name="T6">double</text:span><text:span text:style-name="T3"> x</text:span><text:span text:style-name="T9">,</text:span><text:span text:style-name="T3"> </text:span><text:span text:style-name="T6">double</text:span><text:span text:style-name="T3"> y</text:span><text:span text:style-name="T9">);</text:span></text:p>
      <text:p text:style-name="P21"><office:annotation office:name="__Fieldmark__1582_755171073"><dc:creator>Unknown Author</dc:creator><dc:date>2015-02-11T01:03:33</dc:date><text:list text:style-name=""><text:list-item><text:p>A modifier</text:p></text:list-item></text:list></office:annotation><text:span text:style-name="T19">La translation des Object est à venir </text:span><text:span text:style-name="T23">dans une prochaine version</text:span><text:span text:style-name="T19">.</text:span><office:annotation-end office:name="__Fieldmark__1582_755171073"/></text:p>
      <text:h text:style-name="P73" text:outline-level="3"><text:bookmark-start text:name="__RefHeading__1608_755171073"/>Rotations<text:bookmark-end text:name="__RefHeading__1608_755171073"/></text:h>
      <text:p text:style-name="P25">La rotation des Objects et des Triangles se fait de la même manière :</text:p>
      <text:p text:style-name="Code"><text:span text:style-name="T6">void</text:span><text:span text:style-name="T3"> rotate</text:span><text:span text:style-name="T9">(</text:span><text:span text:style-name="T3">Vector axis</text:span><text:span text:style-name="T9">,</text:span><text:span text:style-name="T3"> </text:span><text:span text:style-name="T6">float</text:span><text:span text:style-name="T3"> angle</text:span><text:span text:style-name="T9">);</text:span></text:p>
      <text:p text:style-name="P21"><text:span text:style-name="T19">Avec </text:span><text:span text:style-name="T17">axis</text:span><text:span text:style-name="T19"> le point de rotation, sur un Triangle ce point correspond à une position en pourcentage de l'écran et pour les Objects un pourcentage de cet Object.</text:span></text:p>
      <text:p text:style-name="P25">L'angle est a donner en degrés.</text:p>
      <text:h text:style-name="P74" text:outline-level="3"><text:bookmark-start text:name="__RefHeading__1469_1973878096"/>Reset<text:bookmark-end text:name="__RefHeading__1469_1973878096"/></text:h>
      <text:p text:style-name="P28">Il est possible de faire une remise à zéro de la position d'un Triangle ou des Triangles contenus dans un Object, pour cela il faut appeler la méthode <text:span text:style-name="T17">resetPos()</text:span><text:span text:style-name="T19"> d'un Triangle ou d'un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2" svg:font-family="'DejaVu Sans Mono'" style:font-family-generic="roman"/>
    <style:font-face style:name="FreeSans1" svg:font-family="FreeSans" style:font-family-generic="swiss"/>
    <style:font-face style:name="Ubuntu" svg:font-family="Ubuntu"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style:font-name="Liberation Sans1" fo:font-family="'Liberation Sans'" style:font-style-name="Regular" style:font-family-generic="swiss" style:font-pitch="variable" fo:font-size="14pt" fo:font-style="normal"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fo:margin-left="0in" fo:margin-right="0.1in" fo:margin-top="0in" fo:margin-bottom="0.1in" style:contextual-spacing="true" fo:text-indent="0in" style:auto-text-indent="false" style:page-number="auto" fo:background-color="#1c1c1c" style:shadow="none">
        <style:tab-stops/>
        <style:background-image/>
      </style:paragraph-properties>
      <style:text-properties style:font-name="DejaVu Sans Mono" fo:font-family="'DejaVu Sans Mono'" style:font-style-name="Book" style:font-family-generic="modern" style:font-pitch="fixed" fo:font-size="10pt" style:font-size-asian="10.5pt"/>
    </style:style>
    <style:style style:name="Contents_20_Heading" style:display-name="Contents Heading" style:family="paragraph" style:parent-style-name="Heading" style:class="index">
      <style:text-properties fo:font-size="28pt"/>
    </style:style>
    <style:style style:name="Contents_20_1" style:display-name="Contents 1" style:family="paragraph" style:parent-style-name="Index" style:class="index" style:master-page-name="">
      <style:paragraph-properties fo:margin-top="0.1in" fo:margin-bottom="0.1in" style:contextual-spacing="false" style:page-number="auto" fo:background-color="transparent" style:shadow="none">
        <style:background-image/>
      </style:paragraph-properties>
      <style:text-properties style:use-window-font-color="true" fo:font-size="20pt" fo:font-weight="normal"/>
    </style:style>
    <style:style style:name="Contents_20_2" style:display-name="Contents 2" style:family="paragraph" style:parent-style-name="Index" style:class="index">
      <style:paragraph-properties fo:margin-left="0.4in" fo:margin-right="0in" fo:margin-top="0.0598in" fo:margin-bottom="0.0598in" style:contextual-spacing="false" fo:text-indent="0in" style:auto-text-indent="false"/>
      <style:text-properties fo:font-size="13pt" fo:font-weight="bold"/>
    </style:style>
    <style:style style:name="Contents_20_3" style:display-name="Contents 3" style:family="paragraph" style:parent-style-name="Index" style:class="index">
      <style:paragraph-properties fo:margin-left="0.8in" fo:margin-right="0in" fo:margin-top="0in" fo:margin-bottom="0.0201in" style:contextual-spacing="false" fo:text-indent="0in" style:auto-text-indent="false"/>
      <style:text-properties fo:font-size="13pt"/>
    </style:style>
    <style:style style:name="Footer" style:family="paragraph" style:parent-style-name="Standard" style:class="extra"/>
    <style:style style:name="Important" style:family="paragraph" style:parent-style-name="Text_20_body" style:class="text">
      <style:paragraph-properties fo:text-align="center" style:justify-single-word="false"/>
      <style:text-properties fo:color="#ffffff" fo:language="fr" fo:country="FR" officeooo:rsid="001ba659" fo:background-color="#cc0000"/>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6951in" table:align="margins"/>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ed406"/>
    </style:style>
    <style:style style:name="MP2" style:family="paragraph" style:parent-style-name="Footer">
      <style:paragraph-properties fo:text-align="end" style:justify-single-word="false"/>
      <style:text-properties officeooo:rsid="001a4015" officeooo:paragraph-rsid="001ed406"/>
    </style:style>
    <style:style style:name="MP3" style:family="paragraph" style:parent-style-name="Standard">
      <style:text-properties officeooo:paragraph-rsid="001ed40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table-cell table:style-name="Table2.A1" office:value-type="string">
              <text:p text:style-name="MP1"/>
            </table:table-cell>
            <table:table-cell table:style-name="Table2.A1" office:value-type="string">
              <text:p text:style-name="MP2">Page <text:page-number text:select-page="current">11</text:page-number></text:p>
            </table:table-cell>
          </table:table-row>
        </table:table>
        <text:p text:style-name="MP3"/>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21:04:03.294294387</meta:creation-date>
    <dc:date>2015-02-13T01:23:34.077958836</dc:date>
    <meta:editing-duration>PT4H1M7S</meta:editing-duration>
    <meta:editing-cycles>26</meta:editing-cycles>
    <meta:generator>LibreOffice/4.2.7.2$Linux_X86_64 LibreOffice_project/420m0$Build-2</meta:generator>
    <meta:document-statistic meta:table-count="2" meta:image-count="0" meta:object-count="0" meta:page-count="11" meta:paragraph-count="184" meta:word-count="1229" meta:character-count="8077" meta:non-whitespace-character-count="6802"/>
  </office:meta>
</office:document-meta>
</file>